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16.5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oogle.maps.RotateControlOptions object specific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ptions for the rendering of the rotate contro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 office:value-type="string">
            <text:p>position </text:p>
          </table:table-cell>
          <table:table-cell office:value-type="string">
            <text:p><text:a xlink:href="../ControlPosition%20class.ods">ControlPosition</text:a> </text:p>
          </table:table-cell>
          <table:table-cell office:value-type="string">
            <text:p>Position id. Used to specify the position of the control on the map. The default position is TOP_LEFT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8:1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8:10:46.23</meta:creation-date>
    <dc:date>2011-12-13T18:12:05.09</dc:date>
    <meta:editing-duration>PT1M18S</meta:editing-duration>
    <meta:editing-cycles>2</meta:editing-cycles>
    <meta:generator>OpenOffice.org/3.3$Win32 OpenOffice.org_project/330m20$Build-9567</meta:generator>
    <meta:document-statistic meta:table-count="3" meta:cell-count="9" meta:object-count="0"/>
  </office:meta>
</office:document-meta>
</file>